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ce8" officeooo:paragraph-rsid="00123b41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17dce8" officeooo:paragraph-rsid="00123b4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7dce8" officeooo:paragraph-rsid="00123b41"/>
    </style:style>
    <style:style style:name="P4" style:family="paragraph" style:parent-style-name="Standard">
      <style:paragraph-properties fo:margin-left="1.4772in" fo:margin-right="0in" fo:text-indent="0in" style:auto-text-indent="false"/>
      <style:text-properties officeooo:rsid="0017dce8" officeooo:paragraph-rsid="00123b41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officeooo:rsid="0017dce8" officeooo:paragraph-rsid="00123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Spirometer Project Design Considerations</text:p>
      <text:p text:style-name="P1"/>
      <text:p text:style-name="P1">1. <text:s/>Environments:</text:p>
      <text:p text:style-name="P1"/>
      <text:p text:style-name="P3">A. <text:s/>Smartphone/tablet</text:p>
      <text:p text:style-name="P3"/>
      <text:p text:style-name="P3"><text:tab/>Android</text:p>
      <text:p text:style-name="P3"><text:tab/>Apple</text:p>
      <text:p text:style-name="P3"/>
      <text:p text:style-name="P4">Note: Built-in microphone for SmartSpiro-type, bluetooth for hardware-based.</text:p>
      <text:p text:style-name="P3"/>
      <text:p text:style-name="P3">B. <text:s/>PC</text:p>
      <text:p text:style-name="P3"/>
      <text:p text:style-name="P5">Windows PC</text:p>
      <text:p text:style-name="P5">Apple</text:p>
      <text:p text:style-name="P5">Linux</text:p>
      <text:p text:style-name="P5"/>
      <text:p text:style-name="P4">Note: Bluetooth or US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mic Sans MS" svg:font-family="'Comic Sans MS'" style:font-family-generic="script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mic Sans M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omic Sans M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Comic Sans MS" fo:font-size="12pt"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omic Sans MS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size="12pt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23:42.08</meta:creation-date>
    <dc:date>2013-11-10T19:24:06.43</dc:date>
    <meta:editing-duration>P0D</meta:editing-duration>
    <meta:editing-cycles>1</meta:editing-cycles>
    <meta:document-statistic meta:table-count="0" meta:image-count="0" meta:object-count="0" meta:page-count="1" meta:paragraph-count="11" meta:word-count="29" meta:character-count="222" meta:non-whitespace-character-count="199"/>
    <meta:generator>LibreOffice/4.0.0.3$Windows_x86 LibreOffice_project/7545bee9c2a0782548772a21bc84a9dcc583b89</meta:generator>
  </office:meta>
</office:document-meta>
</file>